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 Owens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7" calcext:value-type="float">
            <text:p>4.7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 = salmon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15" calcext:value-type="float">
            <text:p>3.15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L = laker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R = rainbow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m = small mouth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1.15" calcext:value-type="float">
            <text:p>1.15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r</text:p>
          </table:table-cell>
          <table:table-cell office:value-type="float" office:value="2.1" calcext:value-type="float">
            <text:p>2.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lan 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5:58:13.497688136</meta:creation-date>
    <dc:date>2020-07-01T16:17:33.858230421</dc:date>
    <meta:editing-duration>PT2M20S</meta:editing-duration>
    <meta:editing-cycles>1</meta:editing-cycles>
    <meta:document-statistic meta:table-count="1" meta:cell-count="281" meta:object-count="0"/>
    <meta:generator>LibreOffice/6.4.3.2$Linux_X86_64 LibreOffice_project/40$Build-2</meta:generator>
  </office:meta>
</office:document-meta>
</file>